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rme" svg:font-family="Carme, Tahoma, Verdana, Arial"/>
    <style:font-face style:name="Permanent Marker" svg:font-family="'Permanent Marker', verdana, arial"/>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fo:color="#ff7800" style:font-name="Permanent Marker" fo:letter-spacing="normal" fo:font-style="normal" fo:font-weight="bold"/>
    </style:style>
    <style:style style:name="P2" style:family="paragraph" style:parent-style-name="Heading_20_2">
      <loext:graphic-properties draw:fill="solid" draw:fill-color="#ffffff" draw:opacity="100%"/>
      <style:paragraph-properties fo:margin-left="0cm" fo:margin-right="0cm" fo:margin-top="0.265cm" fo:margin-bottom="0.265cm" loext:contextual-spacing="false" fo:orphans="2" fo:widows="2" fo:text-indent="0cm" style:auto-text-indent="false" fo:background-color="#ffffff" fo:padding="0cm" fo:border="none"/>
      <style:text-properties fo:font-variant="normal" fo:text-transform="none" fo:color="#ff7800" style:font-name="Permanent Marker" fo:letter-spacing="normal" fo:font-style="normal" fo:font-weight="bold"/>
    </style:style>
    <style:style style:name="P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Carme" fo:font-size="11.25pt" fo:letter-spacing="normal" fo:font-style="normal" fo:font-weight="normal"/>
    </style:style>
    <style:style style:name="P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Carme" fo:font-size="11.25pt" fo:letter-spacing="normal"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7" style:family="paragraph" style:parent-style-name="Text_20_body">
      <style:paragraph-properties fo:margin-left="0cm" fo:margin-right="0cm" fo:orphans="2" fo:widows="2" fo:text-indent="0cm" style:auto-text-indent="false" fo:padding="0cm" fo:border="none"/>
      <style:text-properties fo:font-variant="normal" fo:text-transform="none" fo:color="#333333" style:font-name="Carme" fo:font-size="11.25pt" fo:letter-spacing="normal" fo:font-style="normal" fo:font-weight="normal"/>
    </style:style>
    <style:style style:name="T1" style:family="text">
      <style:text-properties fo:font-variant="normal" fo:text-transform="none" fo:color="#333333" style:font-name="Carme" fo:font-size="11.25pt" fo:letter-spacing="normal" fo:font-style="normal" fo:font-weight="normal"/>
    </style:style>
    <style:style style:name="T2" style:family="text">
      <style:text-properties fo:font-variant="normal" fo:text-transform="none" fo:color="#333333" style:font-name="Carme" fo:font-size="11.25pt" fo:letter-spacing="normal" fo:font-style="normal" fo:font-weight="normal" loext:padding="0cm" loext:border="none"/>
    </style:style>
    <style:style style:name="T3" style:family="text">
      <style:text-properties fo:font-variant="normal" fo:text-transform="none" fo:color="#333333" style:font-name="inherit" fo:font-size="11.25pt" fo:letter-spacing="normal" fo:font-style="normal" fo:font-weight="bold"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our jouer au jeu de l’Oie, il vous faut :</text:h>
      <text:list xml:id="list3041149128" text:style-name="L1">
        <text:list-item>
          <text:p text:style-name="P3">Le jeu de plateau de l’Oie composé de 63 cases réparties en spirale.</text:p>
        </text:list-item>
        <text:list-item>
          <text:p text:style-name="P3">2 Dés</text:p>
        </text:list-item>
        <text:list-item>
          <text:p text:style-name="P3">Un pion pour chaque joueur</text:p>
        </text:list-item>
      </text:list>
      <text:h text:style-name="P2" text:outline-level="2"><text:bookmark text:name="Commencer_une_partie_de_jeu_de_lOie"/>Commencer une partie de jeu de l’Oie :</text:h>
      <text:p text:style-name="P7">Chaque joueur joue chacun son tour en lançant les 2 dés. Suivant le nombre ou chiffre obtenu, le joueur avance son pion case par case.</text:p>
      <text:p text:style-name="P5"><text:span text:style-name="T1">Il existe des </text:span><text:span text:style-name="Strong_20_Emphasis"><text:span text:style-name="T3">règles du jeu de l’Oie</text:span></text:span><text:span text:style-name="T1"> à respecter selon le nombre que l’on fait ou de la case sur laquelle on tombe. Voyons plus en détails ces règles :</text:span></text:p>
      <text:list xml:id="list1777677384" text:style-name="L2">
        <text:list-item>
          <text:p text:style-name="P6"><text:span text:style-name="T1">Au commencement de la partie, si l’un des joueurs fait </text:span><text:span text:style-name="Strong_20_Emphasis"><text:span text:style-name="T3">9</text:span></text:span><text:span text:style-name="T1"> par </text:span><text:span text:style-name="Strong_20_Emphasis"><text:span text:style-name="T3">6 et 3</text:span></text:span><text:span text:style-name="T1">, il doit avancer son pion immédiatement au nombre </text:span><text:span text:style-name="Strong_20_Emphasis"><text:span text:style-name="T3">26</text:span></text:span><text:span text:style-name="T1">. S’il fait </text:span><text:span text:style-name="Strong_20_Emphasis"><text:span text:style-name="T3">9</text:span></text:span><text:span text:style-name="T1"> par </text:span><text:span text:style-name="Strong_20_Emphasis"><text:span text:style-name="T3">4 et 5</text:span></text:span><text:span text:style-name="T1">, il ira au nombre </text:span><text:span text:style-name="Strong_20_Emphasis"><text:span text:style-name="T3">53</text:span></text:span><text:span text:style-name="T1">.</text:span></text:p>
        </text:list-item>
        <text:list-item>
          <text:p text:style-name="P6"><text:span text:style-name="T1">Si lors de la partie, le joueur tombe sur une </text:span><text:span text:style-name="Strong_20_Emphasis"><text:span text:style-name="T3">oie</text:span></text:span><text:span text:style-name="T1">, il avance de nouveau du nombre de points réalisés.</text:span></text:p>
        </text:list-item>
        <text:list-item>
          <text:p text:style-name="P6"><text:span text:style-name="T1">Si un joueur fait </text:span><text:span text:style-name="Strong_20_Emphasis"><text:span text:style-name="T3">6</text:span></text:span><text:span text:style-name="T1">, il doit se rendre sur la case </text:span><text:span text:style-name="Strong_20_Emphasis"><text:span text:style-name="T3">12</text:span></text:span><text:span text:style-name="T1">.</text:span></text:p>
        </text:list-item>
        <text:list-item>
          <text:p text:style-name="P6"><text:span text:style-name="T1">Le joueur qui tombe sur la case </text:span><text:span text:style-name="Strong_20_Emphasis"><text:span text:style-name="T3">19</text:span></text:span><text:span text:style-name="T1"> correspondant à un hôtel devra passer son tour durant 2 tours.</text:span></text:p>
        </text:list-item>
        <text:list-item>
          <text:p text:style-name="P6"><text:span text:style-name="T1">Le joueur qui tombe sur la case </text:span><text:span text:style-name="Strong_20_Emphasis"><text:span text:style-name="T3">31</text:span></text:span><text:span text:style-name="T1"> correspondant au puits attendra qu’un autre joueur arrive au même numéro et prendra sa place.</text:span></text:p>
        </text:list-item>
        <text:list-item>
          <text:p text:style-name="P6"><text:span text:style-name="T1">Celui qui tombe sur la case</text:span><text:span text:style-name="Strong_20_Emphasis"><text:span text:style-name="T2"> </text:span></text:span><text:span text:style-name="Strong_20_Emphasis"><text:span text:style-name="T3">42</text:span></text:span><text:span text:style-name="T1"> correspondant au labyrinthe retournera obligatoirement à la case </text:span><text:span text:style-name="Strong_20_Emphasis"><text:span text:style-name="T3">30</text:span></text:span><text:span text:style-name="T1">.</text:span></text:p>
        </text:list-item>
        <text:list-item>
          <text:p text:style-name="P6"><text:span text:style-name="T1">Qui ira en </text:span><text:span text:style-name="Strong_20_Emphasis"><text:span text:style-name="T3">52</text:span></text:span><text:span text:style-name="T1"> correspondant la prison attendra qu’un autre joueur vienne au même numéro pour repartir.</text:span></text:p>
        </text:list-item>
        <text:list-item>
          <text:p text:style-name="P6"><text:span text:style-name="T1">Le joueur qui va sur la case </text:span><text:span text:style-name="Strong_20_Emphasis"><text:span text:style-name="T3">58</text:span></text:span><text:span text:style-name="T1"> correspondant à la case Tête de mort recommencera la partie depuis le début</text:span></text:p>
        </text:list-item>
        <text:list-item>
          <text:p text:style-name="P4">Celui qui est rejoint par un autre joueur sur la même case devra se rendre sur la case ou l’autre joueur se situait avant de jouer.</text:p>
        </text:list-item>
      </text:list>
      <text:h text:style-name="P2" text:outline-level="2"><text:bookmark text:name="Comment_gagner_une_partie_de_jeu_de_lOie"/>Comment gagner une partie de jeu de l’Oie :</text:h>
      <text:p text:style-name="P5"><text:span text:style-name="T1">Pour gagner une </text:span><text:span text:style-name="Strong_20_Emphasis"><text:span text:style-name="T3">partie de jeu de l’Oie</text:span></text:span><text:span text:style-name="T1">, il faut être le premier à arriver sur la dernière case </text:span><text:span text:style-name="Strong_20_Emphasis"><text:span text:style-name="T3">63</text:span></text:span><text:span text:style-name="T1"> mais avec l’obligation d’arriver pile sur cette case. Au cas où le joueur réaliserait un score aux dés supérieur au nombre de case le séparant de la victoire, il devra reculer d’autant de cases supplémentaires.</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rme" svg:font-family="Carme, Tahoma, Verdana, Arial"/>
    <style:font-face style:name="Permanent Marker" svg:font-family="'Permanent Marker', verdana, arial"/>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14T11:51:02.832000000</meta:creation-date>
    <dc:date>2022-11-14T11:54:39.714000000</dc:date>
    <meta:editing-duration>PT3M37S</meta:editing-duration>
    <meta:editing-cycles>1</meta:editing-cycles>
    <meta:document-statistic meta:table-count="0" meta:image-count="0" meta:object-count="0" meta:page-count="1" meta:paragraph-count="18" meta:word-count="361" meta:character-count="1812" meta:non-whitespace-character-count="1481"/>
    <meta:generator>LibreOffice/6.3.5.2$Windows_X86_64 LibreOffice_project/dd0751754f11728f69b42ee2af66670068624673</meta:generator>
  </office:meta>
</office:document-meta>
</file>